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loext:opacity="100%" fo:letter-spacing="normal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ff" loext:opacity="100%" style:font-name="Ubuntu Mono" fo:font-size="9.7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</style:style>
    <style:style style:name="T1" style:family="text">
      <style:text-properties fo:color="#0000ff" loext:opacity="100%"/>
    </style:style>
    <style:style style:name="T2" style:family="text">
      <style:text-properties style:font-name="Ubuntu Mono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rstudio_console_output"/><text:span text:style-name="T1">&gt; # Define matrix</text:span></text:p>
      <text:p text:style-name="P2"><text:span text:style-name="T1">&gt; T1 &lt;- matrix(c(8, -6, 2,</text:span></text:p>
      <text:p text:style-name="P2"><text:span text:style-name="T1">+ <text:s text:c="15"/>-6, 7, -4,</text:span></text:p>
      <text:p text:style-name="P2"><text:span text:style-name="T1">+ <text:s text:c="15"/>2, -4, 3),</text:span></text:p>
      <text:p text:style-name="P2"><text:span text:style-name="T1">+ <text:s text:c="13"/>nrow = 3, byrow = TRUE)</text:span></text:p>
      <text:p text:style-name="P4">&gt; </text:p>
      <text:p text:style-name="P2"><text:span text:style-name="T1">&gt; # Eigen value and Eigen vector</text:span></text:p>
      <text:p text:style-name="P2"><text:span text:style-name="T1">&gt; Eigen.val.vec1 &lt;- eigen(T1)</text:span></text:p>
      <text:p text:style-name="P4">&gt; </text:p>
      <text:p text:style-name="P2"><text:span text:style-name="T1">&gt; Eigen.val.vec1</text:span></text:p>
      <text:p text:style-name="P1">eigen() decomposition</text:p>
      <text:p text:style-name="P1">$values</text:p>
      <text:p text:style-name="P1">[1] 1.500000e+01 3.000000e+00 1.223712e-15</text:p>
      <text:p text:style-name="P5"/>
      <text:p text:style-name="P1">$vectors</text:p>
      <text:p text:style-name="P3"><text:s text:c="11"/><text:span text:style-name="T2">[,1] <text:s text:c="6"/>[,2] <text:s text:c="5"/>[,3]</text:span></text:p>
      <text:p text:style-name="P1">[1,] <text:s/>0.6666667 <text:s/>0.6666667 0.3333333</text:p>
      <text:p text:style-name="P1">[2,] -0.6666667 <text:s/>0.3333333 0.6666667</text:p>
      <text:p text:style-name="P1">[3,] <text:s/>0.3333333 -0.6666667 0.6666667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4:38:24.152392811</meta:creation-date>
    <dc:date>2026-02-19T14:38:50.519062935</dc:date>
    <meta:editing-duration>PT27S</meta:editing-duration>
    <meta:editing-cycles>1</meta:editing-cycles>
    <meta:document-statistic meta:table-count="0" meta:image-count="0" meta:object-count="0" meta:page-count="1" meta:paragraph-count="18" meta:word-count="63" meta:character-count="438" meta:non-whitespace-character-count="322"/>
    <meta:generator>LibreOffice/24.2.7.2$Linux_X86_64 LibreOffice_project/420$Build-2</meta:generator>
  </office:meta>
</office:document-meta>
</file>